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.423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Preformatted_20_Text">
      <style:paragraph-properties fo:padding="0cm" fo:border="none"/>
    </style:style>
    <style:style style:name="P6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636f88" loext:opacity="100%"/>
    </style:style>
    <style:style style:name="P7" style:family="paragraph" style:parent-style-name="Standard">
      <style:text-properties officeooo:rsid="000b38f5" officeooo:paragraph-rsid="000b38f5"/>
    </style:style>
    <style:style style:name="P8" style:family="paragraph" style:parent-style-name="Text_20_body">
      <style:paragraph-properties fo:margin-left="0.318cm" fo:margin-right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292a2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b38f5" officeooo:paragraph-rsid="000b38f5" fo:background-color="#292a2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f7ccc" officeooo:paragraph-rsid="000f7ccc" fo:background-color="#292a2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15d66" officeooo:paragraph-rsid="00115d66" fo:background-color="#292a2d" loext:padding="0cm" loext:border="none"/>
    </style:style>
    <style:style style:name="P13" style:family="paragraph" style:parent-style-name="Text_20_body" style:list-style-name="L1">
      <style:paragraph-properties fo:margin-left="0cm" fo:margin-right="0cm" fo:margin-top="0cm" fo:margin-bottom="0.106cm" style:contextual-spacing="false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>
      <style:text-properties officeooo:rsid="000b38f5" officeooo:paragraph-rsid="000b38f5"/>
    </style:style>
    <style:style style:name="T1" style:family="text">
      <style:text-properties loext:padding="0cm" loext:border="none"/>
    </style:style>
    <style:style style:name="T2" style:family="text">
      <style:text-properties fo:color="#81a1c1" loext:opacity="100%"/>
    </style:style>
    <style:style style:name="T3" style:family="text">
      <style:text-properties fo:color="#a3be8c" loext:opacity="100%"/>
    </style:style>
    <style:style style:name="T4" style:family="text">
      <style:text-properties fo:color="#88c0d0" loext:opacity="100%"/>
    </style:style>
    <style:style style:name="T5" style:family="text">
      <style:text-properties fo:color="#88c0d0" loext:opacity="100%" officeooo:rsid="000b38f5"/>
    </style:style>
    <style:style style:name="T6" style:family="text">
      <style:text-properties fo:color="#88c0d0" loext:opacity="100%" officeooo:rsid="000cc0c7"/>
    </style:style>
    <style:style style:name="T7" style:family="text">
      <style:text-properties fo:color="#b48ead" loext:opacity="100%"/>
    </style:style>
    <style:style style:name="T8" style:family="text">
      <style:text-properties officeooo:rsid="000cc0c7"/>
    </style:style>
    <style:style style:name="T9" style:family="text">
      <style:text-properties officeooo:rsid="000e2239"/>
    </style:style>
    <style:style style:name="T10" style:family="text">
      <style:text-properties officeooo:rsid="000e2239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Ejemplo típico de uso de Plantillas jinja2</text:p>
      <text:p text:style-name="P7"/>
      <text:p text:style-name="P16"><text:span text:style-name="Strong_20_Emphasis">Objetivo</text:span>: Crear un archivo <text:span text:style-name="Source_20_Text"><text:span text:style-name="T1">/etc/hosts</text:span></text:span> dinámico en todos los nodos gestionados usando una plantilla Jinja2 que incluya información de todos los nodos del inventario.</text:p>
      <text:p text:style-name="Horizontal_20_Line"/>
      <text:h text:style-name="P1" text:outline-level="3"><text:span text:style-name="Strong_20_Emphasis">Estructura del proyecto</text:span>:</text:h>
      <text:p text:style-name="P2"/>
      <text:p text:style-name="P5">├── playbook.yml</text:p>
      <text:p text:style-name="P5">└── templates/</text:p>
      <text:p text:style-name="P4"><text:s text:c="4"/>└── hosts.j2</text:p>
      <text:p text:style-name="Horizontal_20_Line"/>
      <text:h text:style-name="P1" text:outline-level="3"><text:span text:style-name="Strong_20_Emphasis">1. Archivo de inventario (</text:span><text:span text:style-name="Strong_20_Emphasis"><text:span text:style-name="Source_20_Text"><text:span text:style-name="T1">hosts.</text:span></text:span></text:span><text:span text:style-name="Strong_20_Emphasis"><text:span text:style-name="Source_20_Text"><text:span text:style-name="T10">inventario</text:span></text:span></text:span><text:span text:style-name="Strong_20_Emphasis">)</text:span>:</text:h>
      <text:p text:style-name="P10">OJO, ES UN EJEMPLO!!!! en clase ya tenemos nuestro fichero de inventario. Se puede modificar agragando sección con [all:vars]. <text:span text:style-name="T8">En este ejemplo se agregará información al fichero host que no es ACORDE al que estamos usando</text:span></text:p>
      <text:p text:style-name="P2"><text:span text:style-name="T2">[</text:span><text:span text:style-name="T3">webservers</text:span><text:span text:style-name="T2">]</text:span></text:p>
      <text:p text:style-name="P2"><text:span text:style-name="T3">webserver1 ansible_host</text:span><text:span text:style-name="T2">=</text:span><text:span text:style-name="T4">192.168.</text:span><text:span text:style-name="T6">33</text:span><text:span text:style-name="T4">.1</text:span><text:span text:style-name="T6">1</text:span></text:p>
      <text:p text:style-name="P2"><text:span text:style-name="T3">webserver2 ansible_host</text:span><text:span text:style-name="T2">=</text:span><text:span text:style-name="T4">192.168.</text:span><text:span text:style-name="T6">33</text:span><text:span text:style-name="T4">.1</text:span><text:span text:style-name="T6">2</text:span></text:p>
      <text:p text:style-name="P5"/>
      <text:p text:style-name="P2"><text:span text:style-name="T2">[</text:span><text:span text:style-name="T3">databases</text:span><text:span text:style-name="T2">]</text:span></text:p>
      <text:p text:style-name="P2"><text:span text:style-name="T3">dbserver1 ansible_host</text:span><text:span text:style-name="T2">=</text:span><text:span text:style-name="T4">192.168.</text:span><text:span text:style-name="T6">33</text:span><text:span text:style-name="T4">.</text:span><text:span text:style-name="T6">13</text:span></text:p>
      <text:p text:style-name="P2"/>
      <text:p text:style-name="P2"><text:span text:style-name="T2">[</text:span><text:span text:style-name="T3">all:vars</text:span><text:span text:style-name="T2">]</text:span></text:p>
      <text:p text:style-name="P2"><text:span text:style-name="T3">ansible_user</text:span><text:span text:style-name="T2">=</text:span><text:span text:style-name="T5">vagrant</text:span></text:p>
      <text:p text:style-name="P3"><text:span text:style-name="T3">domain</text:span><text:span text:style-name="T2">=</text:span><text:span text:style-name="T4">example.com <text:s/># Dominio común para todos los nodos</text:span></text:p>
      <text:p text:style-name="Horizontal_20_Line"/>
      <text:h text:style-name="P1" text:outline-level="3"><text:span text:style-name="Strong_20_Emphasis">2. Plantilla Jinja2 (</text:span><text:span text:style-name="Strong_20_Emphasis"><text:span text:style-name="Source_20_Text"><text:span text:style-name="T1">templates/hosts.j2</text:span></text:span></text:span><text:span text:style-name="Strong_20_Emphasis">)</text:span>:</text:h>
      <text:p text:style-name="P9"/>
      <text:p text:style-name="P2"># Archivo /etc/hosts generado dinámicamente por Ansible</text:p>
      <text:p text:style-name="P2">127.0.0.1 <text:s text:c="2"/>localhost localhost.localdomain</text:p>
      <text:p text:style-name="P2">::1 <text:s text:c="8"/>localhost localhost.localdomain</text:p>
      <text:p text:style-name="P2"/>
      <text:p text:style-name="P2">{% for group in groups %}</text:p>
      <text:p text:style-name="P2">{% if group != 'all' %}</text:p>
      <text:p text:style-name="P2"># Grupo: {{ group }}</text:p>
      <text:p text:style-name="P2">{% for host in groups[group] %}</text:p>
      <text:p text:style-name="P2">{# Usar IP de los facts (ansible_default_ipv4) o fallback a ansible_host del inventario #}</text:p>
      <text:p text:style-name="P2">{{ hostvars[host].ansible_default_ipv4.address | default(hostvars[host].ansible_host) }} {{ host }}.{{ domain }} {{ host }}</text:p>
      <text:p text:style-name="P2">{% endfor %}</text:p>
      <text:p text:style-name="P2">{% endif %}</text:p>
      <text:p text:style-name="P2">{% endfor %}</text:p>
      <text:p text:style-name="Horizontal_20_Line"/>
      <text:h text:style-name="P1" text:outline-level="3"><text:span text:style-name="Strong_20_Emphasis">3. Playbook (</text:span><text:span text:style-name="Source_20_Text"><text:span text:style-name="T1">play_jinja.yml</text:span></text:span><text:span text:style-name="Strong_20_Emphasis">)</text:span>:</text:h>
      <text:p text:style-name="P2"><text:span text:style-name="T2">---</text:span></text:p>
      <text:p text:style-name="P2"><text:soft-page-break/><text:span text:style-name="T2">-</text:span> <text:span text:style-name="T4">name</text:span><text:span text:style-name="T2">:</text:span> Generar archivo /etc/hosts en todos los nodos</text:p>
      <text:p text:style-name="P2"><text:s text:c="2"/><text:span text:style-name="T4">hosts</text:span><text:span text:style-name="T2">:</text:span> all</text:p>
      <text:p text:style-name="P2"><text:s text:c="2"/><text:span text:style-name="T4">become</text:span><text:span text:style-name="T2">:</text:span> yes</text:p>
      <text:p text:style-name="P2"><text:s text:c="2"/><text:span text:style-name="T4">vars</text:span><text:span text:style-name="T2">:</text:span></text:p>
      <text:p text:style-name="P2"><text:s text:c="4"/><text:span text:style-name="T4">domain</text:span><text:span text:style-name="T2">:</text:span> <text:span text:style-name="T3">aula11.local</text:span></text:p>
      <text:p text:style-name="P5"/>
      <text:p text:style-name="P2"><text:s text:c="2"/><text:span text:style-name="T4">tasks</text:span><text:span text:style-name="T2">:</text:span></text:p>
      <text:p text:style-name="P2"><text:s text:c="4"/><text:span text:style-name="T2">-</text:span> <text:span text:style-name="T4">name</text:span><text:span text:style-name="T2">:</text:span> Crear archivo hosts usando plantilla</text:p>
      <text:p text:style-name="P2"><text:s text:c="6"/><text:span text:style-name="T4">ansible.builtin.template</text:span><text:span text:style-name="T2">:</text:span></text:p>
      <text:p text:style-name="P2"><text:s text:c="8"/><text:span text:style-name="T4">src</text:span><text:span text:style-name="T2">:</text:span> templates/hosts.j2</text:p>
      <text:p text:style-name="P2"><text:s text:c="8"/><text:span text:style-name="T4">dest</text:span><text:span text:style-name="T2">:</text:span> /etc/hosts</text:p>
      <text:p text:style-name="P2"><text:s text:c="8"/><text:span text:style-name="T4">owner</text:span><text:span text:style-name="T2">:</text:span> root</text:p>
      <text:p text:style-name="P2"><text:s text:c="8"/><text:span text:style-name="T4">group</text:span><text:span text:style-name="T2">:</text:span> root</text:p>
      <text:p text:style-name="P3"><text:s text:c="8"/><text:span text:style-name="T4">mode</text:span><text:span text:style-name="T2">:</text:span> <text:span text:style-name="T3">'0644'</text:span></text:p>
      <text:p text:style-name="Horizontal_20_Line"/>
      <text:h text:style-name="P1" text:outline-level="3"><text:span text:style-name="Strong_20_Emphasis">Explicación</text:span>:</text:h>
      <text:list text:style-name="L1">
        <text:list-item>
          <text:p text:style-name="P13"><text:span text:style-name="Strong_20_Emphasis">Plantilla Jinja2</text:span>:</text:p>
          <text:list>
            <text:list-item>
              <text:p text:style-name="P14">Itera sobre todos los grupos del inventario (excepto <text:span text:style-name="Source_20_Text"><text:span text:style-name="T1">all</text:span></text:span>)</text:p>
            </text:list-item>
            <text:list-item>
              <text:p text:style-name="P13">Para cada host en cada grupo:</text:p>
              <text:list>
                <text:list-item>
                  <text:p text:style-name="P14">Usa la dirección IP (<text:span text:style-name="Source_20_Text"><text:span text:style-name="T1">ansible_host</text:span></text:span>)</text:p>
                </text:list-item>
                <text:list-item>
                  <text:p text:style-name="P14">Nombre del host (si está definido <text:span text:style-name="Source_20_Text"><text:span text:style-name="T1">hostname</text:span></text:span>, si no usa el nombre del nodo)</text:p>
                </text:list-item>
                <text:list-item>
                  <text:p text:style-name="P14">Crea un FQDN usando el dominio del grupo</text:p>
                </text:list-item>
              </text:list>
            </text:list-item>
          </text:list>
        </text:list-item>
        <text:list-item>
          <text:p text:style-name="P13"><text:span text:style-name="Strong_20_Emphasis">Variables</text:span>:</text:p>
          <text:list>
            <text:list-item>
              <text:p text:style-name="P14"><text:span text:style-name="Source_20_Text"><text:span text:style-name="T1">ansible_host</text:span></text:span>: Dirección IP del nodo (definida en el inventario)</text:p>
            </text:list-item>
            <text:list-item>
              <text:p text:style-name="P14"><text:span text:style-name="Source_20_Text"><text:span text:style-name="T1">domain</text:span></text:span>: Variable común para todos los nodos (definida en <text:span text:style-name="Source_20_Text"><text:span text:style-name="T1">all:vars</text:span></text:span>)</text:p>
            </text:list-item>
          </text:list>
        </text:list-item>
        <text:list-item>
          <text:p text:style-name="P13"><text:span text:style-name="Strong_20_Emphasis">Playbook</text:span>:</text:p>
          <text:list>
            <text:list-item>
              <text:p text:style-name="P14">Se ejecuta en todos los nodos (<text:span text:style-name="Source_20_Text"><text:span text:style-name="T1">hosts: all</text:span></text:span>)</text:p>
            </text:list-item>
            <text:list-item>
              <text:p text:style-name="P14">Usa privilegios de root (<text:span text:style-name="Source_20_Text"><text:span text:style-name="T1">become: yes</text:span></text:span>)</text:p>
            </text:list-item>
            <text:list-item>
              <text:p text:style-name="P14">Crea el archivo <text:span text:style-name="Source_20_Text"><text:span text:style-name="T1">/etc/hosts</text:span></text:span> usando la plantilla</text:p>
            </text:list-item>
          </text:list>
        </text:list-item>
      </text:list>
      <text:p text:style-name="Horizontal_20_Line"/>
      <text:h text:style-name="P1" text:outline-level="3"><text:span text:style-name="Strong_20_Emphasis">Ejecución</text:span>:</text:h>
      <text:p text:style-name="P11"># OJO, solo si se ha creado ese inventario ficticio. Caso contrario, no se usa -i</text:p>
      <text:p text:style-name="P3">ansible-playbook <text:span text:style-name="T2">-i</text:span> hosts.<text:span text:style-name="T9">inventario</text:span> play_jinja.yml</text:p>
      <text:p text:style-name="Horizontal_20_Line"/>
      <text:h text:style-name="P1" text:outline-level="3"><text:span text:style-name="Strong_20_Emphasis">Resultado esperado en </text:span><text:span text:style-name="Strong_20_Emphasis"><text:span text:style-name="Source_20_Text"><text:span text:style-name="T1">/etc/hosts</text:span></text:span></text:span><text:span text:style-name="Strong_20_Emphasis"> (ej: en webserver1)</text:span>:</text:h>
      <text:p text:style-name="P12">En el ejemplo , insisto. En clase nos dará otra información.</text:p>
      <text:p text:style-name="P6"># Archivo /etc/hosts generado dinámicamente por Ansible</text:p>
      <text:p text:style-name="P2"><text:span text:style-name="T7">127.0</text:span>.0.1 <text:s text:c="2"/>localhost localhost.localdomain</text:p>
      <text:p text:style-name="P5">::1 <text:s text:c="8"/>localhost localhost.localdomain</text:p>
      <text:p text:style-name="P5"/>
      <text:p text:style-name="P6"># Grupo: webservers</text:p>
      <text:p text:style-name="P2"><text:span text:style-name="T7">192.168</text:span>.1.10 webserver1 webserver1.example.com</text:p>
      <text:p text:style-name="P2"><text:span text:style-name="T7">192.168</text:span>.1.11 webserver2 webserver2.example.com</text:p>
      <text:p text:style-name="P5"/>
      <text:p text:style-name="P6"># Grupo: databases</text:p>
      <text:p text:style-name="P2"><text:span text:style-name="T7">192.168</text:span>.1.20 dbserver1 dbserver1.example.com</text:p>
      <text:p text:style-name="P3"><text:soft-page-break/><text:span text:style-name="T7">192.168</text:span>.1.21 dbserver2 dbserver2.example.com</text:p>
      <text:p text:style-name="Horizontal_20_Line"/>
      <text:h text:style-name="P1" text:outline-level="3"><text:span text:style-name="Strong_20_Emphasis">Verificación</text:span>:</text:h>
      <text:p text:style-name="P3">ansible webserver1 <text:span text:style-name="T2">-i</text:span> hosts.<text:span text:style-name="T9">inventario</text:span> <text:span text:style-name="T2">-a</text:span> <text:span text:style-name="T3">"cat /etc/hosts"</text:span></text:p>
      <text:p text:style-name="P8">Este ejercicio muestra cómo:</text:p>
      <text:list text:style-name="L2">
        <text:list-item>
          <text:p text:style-name="P15">Usar variables de inventario en plantillas</text:p>
        </text:list-item>
        <text:list-item>
          <text:p text:style-name="P15">Iterar sobre grupos y hosts</text:p>
        </text:list-item>
        <text:list-item>
          <text:p text:style-name="P15">Generar contenido dinámico basado en la infraestructura</text:p>
        </text:list-item>
        <text:list-item>
          <text:p text:style-name="P15">Aplicar configuración consistente en múltiples nodos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22:33:04.838705880</meta:creation-date>
    <dc:date>2025-04-05T23:11:47.099058007</dc:date>
    <meta:editing-duration>PT17M32S</meta:editing-duration>
    <meta:editing-cycles>5</meta:editing-cycles>
    <meta:generator>LibreOffice/24.2.2.2$Linux_X86_64 LibreOffice_project/d56cc158d8a96260b836f100ef4b4ef25d6f1a01</meta:generator>
    <meta:document-statistic meta:table-count="0" meta:image-count="0" meta:object-count="0" meta:page-count="3" meta:paragraph-count="79" meta:word-count="424" meta:character-count="3077" meta:non-whitespace-character-count="2662"/>
  </office:meta>
</office:document-meta>
</file>